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9F60000012CD9745905.jpg" manifest:media-type="image/jpeg"/>
  <manifest:file-entry manifest:full-path="Pictures/10000000000001A70000023D5A260478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fo:color="#000000" style:font-name="Museo 300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fo:color="#000000" style:font-name="Museo 300" fo:font-size="10pt" style:font-size-asian="10pt" style:font-size-complex="10pt"/>
    </style:style>
    <style:style style:name="P4" style:family="paragraph" style:parent-style-name="Standard">
      <style:text-properties fo:color="#000000" style:font-name="Museo 500" fo:font-size="13pt" style:font-size-asian="13pt" style:font-size-complex="13pt"/>
    </style:style>
    <style:style style:name="P5" style:family="paragraph" style:parent-style-name="Standard">
      <style:text-properties fo:color="#000000" style:font-name="Museo 500" fo:font-size="10pt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Museo 300"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Museo 300" fo:font-size="11pt" style:font-size-asian="11pt" style:font-size-complex="11pt"/>
    </style:style>
    <style:style style:name="P8" style:family="paragraph" style:parent-style-name="Standard">
      <style:text-properties style:font-name="Museo 500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fo:color="#000000" style:font-name="Museo 500" fo:font-size="10pt" style:font-size-asian="10pt" style:font-size-complex="10pt"/>
    </style:style>
    <style:style style:name="P11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fo:color="#000000" style:font-name="Museo 300" fo:font-size="10pt" style:font-size-asian="10pt" style:font-size-complex="10pt"/>
    </style:style>
    <style:style style:name="P12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Museo 300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Museo 300" fo:font-size="10pt" fo:letter-spacing="normal" fo:font-style="normal" fo:font-weight="normal" officeooo:paragraph-rsid="001c37f7" fo:background-color="transparent" style:font-size-asian="10pt" style:font-weight-asian="normal" style:font-size-complex="10pt" style:font-weight-complex="normal"/>
    </style:style>
    <style:style style:name="P14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Museo 300" fo:font-size="10pt" fo:letter-spacing="normal" fo:font-style="normal" fo:font-weight="normal" officeooo:rsid="0019a96c" officeooo:paragraph-rsid="0019a96c" fo:background-color="transparent" style:font-size-asian="10pt" style:font-weight-asian="normal" style:font-size-complex="10pt" style:font-weight-complex="normal"/>
    </style:style>
    <style:style style:name="P15" style:family="paragraph" style:parent-style-name="Standard" style:list-style-name="WW8Num1">
      <style:paragraph-properties fo:margin-top="0in" fo:margin-bottom="0in" loext:contextual-spacing="false" fo:text-align="start" style:justify-single-word="false"/>
      <style:text-properties fo:color="#000000" style:font-name="Museo 300" fo:font-size="11pt" fo:font-weight="normal" officeooo:paragraph-rsid="002c4cb9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in" fo:margin-bottom="0in" loext:contextual-spacing="false"/>
      <style:text-properties fo:color="#000000" style:font-name="Museo 300" fo:font-size="10pt" style:font-size-asian="10pt" style:font-size-complex="10pt"/>
    </style:style>
    <style:style style:name="P17" style:family="paragraph" style:parent-style-name="Standard" style:list-style-name="WW8Num1">
      <style:paragraph-properties fo:margin-top="0in" fo:margin-bottom="0in" loext:contextual-spacing="false"/>
      <style:text-properties fo:color="#000000" style:font-name="Museo 300" fo:font-size="10pt" style:font-size-asian="10pt" style:font-size-complex="10pt"/>
    </style:style>
    <style:style style:name="P18" style:family="paragraph" style:parent-style-name="Standard" style:list-style-name="WW8Num1">
      <style:paragraph-properties fo:margin-top="0in" fo:margin-bottom="0in" loext:contextual-spacing="false"/>
      <style:text-properties fo:color="#000000" style:font-name="Museo 300" fo:font-size="10pt" officeooo:rsid="001fec95" officeooo:paragraph-rsid="001fec95" style:font-size-asian="10pt" style:font-size-complex="10pt"/>
    </style:style>
    <style:style style:name="P19" style:family="paragraph" style:parent-style-name="Standard" style:list-style-name="WW8Num1">
      <style:paragraph-properties fo:margin-top="0in" fo:margin-bottom="0in" loext:contextual-spacing="false"/>
      <style:text-properties fo:color="#000000" style:font-name="Museo 300" fo:font-size="10pt" officeooo:rsid="001c37f7" officeooo:paragraph-rsid="001c37f7" style:font-size-asian="10pt" style:font-size-complex="10pt"/>
    </style:style>
    <style:style style:name="P20" style:family="paragraph" style:parent-style-name="Standard" style:list-style-name="WW8Num1">
      <style:paragraph-properties fo:margin-top="0in" fo:margin-bottom="0in" loext:contextual-spacing="false"/>
      <style:text-properties fo:color="#000000" style:font-name="Museo 300" fo:font-size="10pt" officeooo:rsid="002a54ee" officeooo:paragraph-rsid="002a54ee" style:font-size-asian="10pt" style:font-size-complex="10pt"/>
    </style:style>
    <style:style style:name="P21" style:family="paragraph" style:parent-style-name="Standard" style:list-style-name="WW8Num1">
      <style:paragraph-properties fo:margin-top="0in" fo:margin-bottom="0in" loext:contextual-spacing="false"/>
      <style:text-properties fo:color="#000000" style:font-name="Museo 300" fo:font-size="10pt" fo:background-color="transparent" style:font-size-asian="10pt" style:font-size-complex="10pt"/>
    </style:style>
    <style:style style:name="P22" style:family="paragraph" style:parent-style-name="Standard" style:list-style-name="WW8Num1">
      <style:paragraph-properties fo:margin-top="0in" fo:margin-bottom="0in" loext:contextual-spacing="false"/>
      <style:text-properties fo:color="#000000" style:font-name="Museo 300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 style:list-style-name="WW8Num1">
      <style:paragraph-properties fo:margin-top="0in" fo:margin-bottom="0in" loext:contextual-spacing="false"/>
      <style:text-properties fo:color="#000000" style:font-name="Museo 300" fo:font-size="10pt" fo:font-weight="normal" officeooo:paragraph-rsid="002c4cb9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in" fo:margin-bottom="0in" loext:contextual-spacing="false"/>
      <style:text-properties fo:color="#000000" style:font-name="Museo 300" fo:font-size="10pt" fo:font-weight="normal" officeooo:paragraph-rsid="002c4cb9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top="0in" fo:margin-bottom="0in" loext:contextual-spacing="false"/>
      <style:text-properties fo:color="#000000" style:font-name="Museo 500" fo:font-size="10pt" style:font-size-asian="10pt" style:font-size-complex="10pt"/>
    </style:style>
    <style:style style:name="P26" style:family="paragraph" style:parent-style-name="Standard">
      <style:paragraph-properties fo:margin-left="0in" fo:margin-right="-0.1252in" fo:margin-top="0in" fo:margin-bottom="0in" loext:contextual-spacing="false" fo:text-indent="0in" style:auto-text-indent="false"/>
      <style:text-properties fo:color="#000000" style:font-name="Museo 500" fo:font-size="10pt" style:font-size-asian="10pt" style:font-size-complex="10pt"/>
    </style:style>
    <style:style style:name="P27" style:family="paragraph" style:parent-style-name="Standard">
      <style:paragraph-properties fo:margin-left="0in" fo:margin-right="-0.1252in" fo:margin-top="0in" fo:margin-bottom="0in" loext:contextual-spacing="false" fo:text-indent="0in" style:auto-text-indent="false"/>
      <style:text-properties fo:color="#000000" style:font-name="Museo 300" fo:font-size="10pt" style:font-size-asian="10pt" style:font-size-complex="10pt"/>
    </style:style>
    <style:style style:name="T1" style:family="text">
      <style:text-properties style:font-name="Museo 500"/>
    </style:style>
    <style:style style:name="T2" style:family="text">
      <style:text-properties style:font-name="Museo 500" fo:font-size="12pt" style:font-size-asian="12pt" style:font-size-complex="12pt"/>
    </style:style>
    <style:style style:name="T3" style:family="text">
      <style:text-properties style:font-name="Museo 300" fo:font-size="12pt" style:font-size-asian="12pt" style:font-size-complex="12pt"/>
    </style:style>
    <style:style style:name="T4" style:family="text">
      <style:text-properties officeooo:rsid="0019a924"/>
    </style:style>
    <style:style style:name="T5" style:family="text">
      <style:text-properties officeooo:rsid="001db107"/>
    </style:style>
    <style:style style:name="T6" style:family="text">
      <style:text-properties officeooo:rsid="001e4a62"/>
    </style:style>
    <style:style style:name="T7" style:family="text">
      <style:text-properties officeooo:rsid="002177b1"/>
    </style:style>
    <style:style style:name="T8" style:family="text">
      <style:text-properties officeooo:rsid="0022c665"/>
    </style:style>
    <style:style style:name="T9" style:family="text">
      <style:text-properties officeooo:rsid="002acb8a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db107" style:font-style-asian="normal" style:font-style-complex="normal"/>
    </style:style>
    <style:style style:name="T12" style:family="text">
      <style:text-properties fo:font-style="normal" officeooo:rsid="002177b1" style:font-style-asian="normal" style:font-style-complex="normal"/>
    </style:style>
    <style:style style:name="T13" style:family="text">
      <style:text-properties officeooo:rsid="002c4cb9"/>
    </style:style>
    <style:style style:name="T14" style:family="text">
      <style:text-properties fo:font-size="8pt" fo:font-style="normal" style:font-size-asian="8pt" style:font-style-asian="normal" style:font-size-complex="8pt" style:font-style-complex="normal"/>
    </style:style>
    <style:style style:name="T15" style:family="text">
      <style:text-properties fo:font-size="8pt" fo:font-style="normal" officeooo:rsid="001db107" style:font-size-asian="8pt" style:font-style-asian="normal" style:font-size-complex="8pt" style:font-style-complex="normal"/>
    </style:style>
    <style:style style:name="T16" style:family="text">
      <style:text-properties fo:font-size="8pt" fo:font-style="normal" officeooo:rsid="002177b1" style:font-size-asian="8pt" style:font-style-asian="normal" style:font-size-complex="8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Page 1 of 1</text:p>
      <text:p text:style-name="P9"><text:span text:style-name="T2">Model: </text:span><text:span text:style-name="T3">LulzBot Mini 1.0 3D Printer</text:span></text:p>
      <text:p text:style-name="P8"/>
      <text:p text:style-name="P6"><text:s text:c="2"/><text:span text:style-name="T1">Serial Number:</text:span><text:tab/>______________________</text:p>
      <text:p text:style-name="P6"><text:s text:c="2"/><text:span text:style-name="T1">Date Completed:</text:span><text:tab/>______________________ </text:p>
      <text:p text:style-name="P3"><text:span text:style-name="T1"><text:s text:c="2"/>Completed by:</text:span><text:tab/>______________________</text:p>
      <text:p text:style-name="P5"/>
      <text:p text:style-name="P4">Items to include:</text:p>
      <text:p text:style-name="P2"/>
      <text:p text:style-name="P5">Printer and Cables:</text:p>
      <text:p text:style-name="P5"/>
      <text:list xml:id="list767595841230489422" text:style-name="WW8Num1">
        <text:list-item>
          <text:p text:style-name="P11">LulzBot Mini 1.0 3D printer</text:p>
        </text:list-item>
        <text:list-item>
          <text:p text:style-name="P12">6ft 18AWG Power Cord Cable</text:p>
        </text:list-item>
        <text:list-item>
          <text:p text:style-name="P12">6ft 18AWG England Power Cord Cable (If applicable)</text:p>
        </text:list-item>
        <text:list-item>
          <text:p text:style-name="P13">6ft 18AWG European Power Cord Cable (If applicable)</text:p>
        </text:list-item>
        <text:list-item>
          <text:p text:style-name="P14">6ft 18AWG Australian Power Cord Cable (If applicable)</text:p>
        </text:list-item>
        <text:list-item>
          <text:p text:style-name="P17">USB cable</text:p>
        </text:list-item>
      </text:list>
      <text:p text:style-name="P16"/>
      <text:p text:style-name="P26">Supplies:</text:p>
      <text:p text:style-name="P26"/>
      <text:list xml:id="list80021305437821" text:continue-numbering="true" text:style-name="WW8Num1">
        <text:list-item>
          <text:p text:style-name="P17">USB drive with source files</text:p>
        </text:list-item>
        <text:list-item>
          <text:p text:style-name="P17"><text:span text:style-name="T4">1</text:span> meter sample of LulzBot HIPS 3D printer filament</text:p>
        </text:list-item>
        <text:list-item>
          <text:p text:style-name="P17">Dental pick</text:p>
        </text:list-item>
        <text:list-item>
          <text:p text:style-name="P17">Brush</text:p>
        </text:list-item>
        <text:list-item>
          <text:p text:style-name="P17"><text:span text:style-name="T8">Blue handled</text:span> knife</text:p>
        </text:list-item>
        <text:list-item>
          <text:p text:style-name="P18">Tweezers</text:p>
        </text:list-item>
        <text:list-item>
          <text:p text:style-name="P18">2mm Allen wrench</text:p>
        </text:list-item>
        <text:list-item>
          <text:p text:style-name="P17">5x replacement wiping pads</text:p>
        </text:list-item>
      </text:list>
      <text:p text:style-name="P16"/>
      <text:p text:style-name="P25">Final Print:</text:p>
      <text:p text:style-name="P25"/>
      <text:list xml:id="list80021651745669" text:continue-numbering="true" text:style-name="WW8Num1">
        <text:list-item>
          <text:p text:style-name="P21"><text:span text:style-name="T6">Oc</text:span>topus* printed by this LulzBot Mini 3D Printer</text:p>
        </text:list-item>
      </text:list>
      <text:p text:style-name="P27"/>
      <text:p text:style-name="P26">Documentation:</text:p>
      <text:p text:style-name="P27"/>
      <text:list xml:id="list80021454829530" text:continue-numbering="true" text:style-name="WW8Num1">
        <text:list-item>
          <text:p text:style-name="P17">Quick Start Guide</text:p>
        </text:list-item>
        <text:list-item>
          <text:p text:style-name="P17">Quality Assurance Record</text:p>
        </text:list-item>
        <text:list-item>
          <text:p text:style-name="P19">Safety Guide</text:p>
        </text:list-item>
        <text:list-item>
          <text:p text:style-name="P20"><text:span text:style-name="T9">EC</text:span> Declaration of Conformity</text:p>
        </text:list-item>
        <text:list-item>
          <text:p text:style-name="P19">Lulzbot Mini Poster</text:p>
        </text:list-item>
        <text:list-item>
          <text:p text:style-name="P22">Packing List</text:p>
        </text:list-item>
        <text:list-item>
          <text:p text:style-name="P23"><text:span text:style-name="T13">Modification Warning Insert</text:span></text:p>
        </text:list-item>
      </text:list>
      <text:p text:style-name="P24"/>
      <text:p text:style-name="P24"/>
      <text:list xml:id="list80020516625613" text:continue-numbering="true" text:style-name="WW8Num1">
        <text:list-header>
          <text:p text:style-name="P15"><text:span text:style-name="T14"/></text:p>
          <text:p text:style-name="P15"><text:span text:style-name="T14">*</text:span><text:bookmark-start text:name="__DdeLink__531_1788055645"/><text:span text:style-name="T15">Oct</text:span><text:span text:style-name="T14">opus by </text:span><text:span text:style-name="T16">yeoldbrian</text:span><text:span text:style-name="T14"> is licensed under CC BY-SA 4.0</text:span><text:bookmark-end text:name="__DdeLink__531_1788055645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028in" svg:y="-0.3937in" svg:width="0.9307in" svg:height="1.2602in" draw:z-index="1"><draw:image xlink:href="Pictures/10000000000001A70000023D5A260478.jpg" xlink:type="simple" xlink:show="embed" xlink:actuate="onLoad"/></draw:frame>PACKING LIST</text:p>
      </style:header>
      <style:footer>
        <text:p text:style-name="Footer"><draw:frame draw:style-name="Mfr2" draw:name="graphics2" text:anchor-type="paragraph" svg:x="-0.7874in" svg:y="-0.0201in" svg:width="8.4992in" svg:height="0.9992in" draw:z-index="0"><draw:image xlink:href="Pictures/10000000000009F60000012CD9745905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5-09-25T08:00:20.070564347</dc:date>
    <meta:editing-duration>PT7H47M42S</meta:editing-duration>
    <meta:editing-cycles>40</meta:editing-cycles>
    <meta:generator>LibreOffice/5.0.1.2$Linux_X86_64 LibreOffice_project/81898c9f5c0d43f3473ba111d7b351050be20261</meta:generator>
    <meta:print-date>2014-12-12T10:28:18.531821265</meta:print-date>
    <dc:creator>aleph </dc:creator>
    <meta:printed-by>aleph </meta:printed-by>
    <meta:document-statistic meta:table-count="0" meta:image-count="2" meta:object-count="0" meta:page-count="1" meta:paragraph-count="35" meta:word-count="156" meta:character-count="887" meta:non-whitespace-character-count="782"/>
  </office:meta>
</office:document-meta>
</file>